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number-style style:name="N10002" number:language="en" number:country="AU">
      <number:number number:decimal-places="2" loext:min-decimal-places="2" number:min-integer-digits="1"/>
    </number:number-style>
    <style:style style:name="ce1" style:family="table-cell" style:parent-style-name="Default" style:data-style-name="N40"/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8"/>
    <style:style style:name="ce5" style:family="table-cell" style:parent-style-name="Default" style:data-style-name="N10002"/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Produc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table:number-columns-repeated="3"/>
          <table:table-cell office:value-type="string" calcext:value-type="string">
            <text:p>Kaloriegehalt</text:p>
          </table:table-cell>
          <table:table-cell office:value-type="string" calcext:value-type="string">
            <text:p>Preis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Egg McMuffin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Egg White Deligh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McMuffin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McMuffin with Egg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McMuffin with Egg Whites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teak &amp; Egg McMuffin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Biscuit (Regular Biscuit)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Biscuit (Large Biscuit)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Biscuit with Egg Whites (Regular Biscuit)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Biscuit with Egg Whites (Large Biscuit)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Biscuit (Regular Biscuit)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Biscuit (Large Biscuit)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Biscuit with Egg (Regular Biscuit)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Biscuit with Egg (Large Biscuit)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Biscuit with Egg Whites (Regular Biscuit)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Biscuit with Egg Whites (Large Biscuit)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outhern Style Chicken Biscuit (Regular Biscuit)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outhern Style Chicken Biscuit (Large Biscuit)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teak &amp; Egg Biscuit (Regular Biscuit)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McGriddles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McGriddles with Egg Whites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McGriddles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, Egg &amp; Cheese McGriddles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, Egg &amp; Cheese McGriddles with Egg Whites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Bagel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acon, Egg &amp; Cheese Bagel with Egg Whites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teak, Egg &amp; Cheese Bagel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(Regular Biscuit)</text:p>
          </table:table-cell>
          <table:table-cell table:number-columns-repeated="3"/>
          <table:table-cell office:value-type="float" office:value="740" calcext:value-type="float">
            <text:p>74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(Large Biscuit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with Egg Whites (Regular Biscuit)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with Egg Whites (Large Biscuit)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with Hotcakes (Regular Biscuit)</text:p>
          </table:table-cell>
          <table:table-cell table:number-columns-repeated="3"/>
          <table:table-cell office:value-type="float" office:value="1090" calcext:value-type="float">
            <text:p>109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with Hotcakes (Large Biscuit)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with Hotcakes and Egg Whites (Regular Biscuit)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ig Breakfast with Hotcakes and Egg Whites (Large Biscuit)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Hotcakes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Hotcakes and Sausage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Sausage Burrito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Hash Brown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Cinnamon Melts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ruit &amp; Maple Oatmeal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ruit &amp; Maple Oatmeal without Brown Sugar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Big Mac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Quarter Pounder with Cheese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Quarter Pounder with Bacon &amp; Chees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Quarter Pounder with Bacon Habanero Ranch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Quarter Pounder Deluxe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Double Quarter Pounder with Cheese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Hamburger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Cheeseburger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Double Cheeseburger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Bacon Clubhouse Burger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McDouble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Bacon McDouble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Daily Double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Jalapeño Double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eef &amp; Pork</text:p>
          </table:table-cell>
          <table:table-cell office:value-type="string" calcext:value-type="string">
            <text:p>McRib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Crispy Chicken Classic Sandwich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Grilled Chicken Classic Sandwich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Crispy Chicken Club Sandwich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Grilled Chicken Club Sandwich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Crispy Chicken Ranch BLT Sandwich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Grilled Chicken Ranch BLT Sandwich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Bacon Clubhouse Crispy Chicken Sandwich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Bacon Clubhouse Grilled Chicken Sandwich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Southern Style Crispy Chicken Sandwich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McChicken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Bacon Cheddar McChicken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Bacon Buffalo Ranch McChicken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Buffalo Ranch McChicken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Chicken &amp; Bacon (Crispy Chicken)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Chicken &amp; Bacon (Grilled Chicken)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Chicken &amp; Ranch (Crispy Chicken)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Chicken &amp; Ranch (Grilled Chicken)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Southwest Chicken (Crispy Chicken)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Southwest Chicken (Grilled Chicken)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Chicken Sweet Chili (Crispy Chicken)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Premium McWrap Chicken Sweet Chili (Grilled Chicken)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Chicken McNuggets (4 piece)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Chicken McNuggets (6 piece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Chicken McNuggets (10 piece)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Chicken McNuggets (20 piece)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Chicken McNuggets (40 piece)</text:p>
          </table:table-cell>
          <table:table-cell table:number-columns-repeated="3"/>
          <table:table-cell office:value-type="float" office:value="1880" calcext:value-type="float">
            <text:p>1880</text:p>
          </table:table-cell>
          <table:table-cell office:value-type="float" office:value="8.99" calcext:value-type="float">
            <text:p>8,99</text:p>
          </table:table-cell>
        </table:table-row>
        <table:table-row table:style-name="ro1">
          <table:table-cell office:value-type="string" calcext:value-type="string">
            <text:p>Chicken &amp; Fish</text:p>
          </table:table-cell>
          <table:table-cell office:value-type="string" calcext:value-type="string">
            <text:p>Filet-O-Fish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string" calcext:value-type="string">
            <text:p>Salads</text:p>
          </table:table-cell>
          <table:table-cell office:value-type="string" calcext:value-type="string">
            <text:p>Premium Bacon Ranch Salad (without Chicken)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string" calcext:value-type="string">
            <text:p>Salads</text:p>
          </table:table-cell>
          <table:table-cell office:value-type="string" calcext:value-type="string">
            <text:p>Premium Bacon Ranch Salad with Crispy Chicken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4.59" calcext:value-type="float">
            <text:p>4,59</text:p>
          </table:table-cell>
        </table:table-row>
        <table:table-row table:style-name="ro1">
          <table:table-cell office:value-type="string" calcext:value-type="string">
            <text:p>Salads</text:p>
          </table:table-cell>
          <table:table-cell office:value-type="string" calcext:value-type="string">
            <text:p>Premium Bacon Ranch Salad with Grilled Chicken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4.59" calcext:value-type="float">
            <text:p>4,59</text:p>
          </table:table-cell>
        </table:table-row>
        <table:table-row table:style-name="ro1">
          <table:table-cell office:value-type="string" calcext:value-type="string">
            <text:p>Salads</text:p>
          </table:table-cell>
          <table:table-cell office:value-type="string" calcext:value-type="string">
            <text:p>Premium Southwest Salad (without Chicken)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string" calcext:value-type="string">
            <text:p>Salads</text:p>
          </table:table-cell>
          <table:table-cell office:value-type="string" calcext:value-type="string">
            <text:p>Premium Southwest Salad with Crispy Chicken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Salads</text:p>
          </table:table-cell>
          <table:table-cell office:value-type="string" calcext:value-type="string">
            <text:p>Premium Southwest Salad with Grilled Chicken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Chipotle BBQ Snack Wrap (Crispy Chicken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Chipotle BBQ Snack Wrap (Grilled Chicken)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Honey Mustard Snack Wrap (Crispy Chicken)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Honey Mustard Snack Wrap (Grilled Chicken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Ranch Snack Wrap (Crispy Chicken)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Ranch Snack Wrap (Grilled Chicken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Small French Fries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Medium French Fries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Large French Fries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Kids French Fries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Side Salad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Apple Slice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acks &amp; Sides</text:p>
          </table:table-cell>
          <table:table-cell office:value-type="string" calcext:value-type="string">
            <text:p>Fruit 'n Yogurt Parfait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string" calcext:value-type="string">
            <text:p>Baked Apple Pi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string" calcext:value-type="string">
            <text:p>Chocolate Chip Cookie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string" calcext:value-type="string">
            <text:p>Oatmeal Raisin Cookie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string" calcext:value-type="string">
            <text:p>Kids Ice Cream Con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string" calcext:value-type="string">
            <text:p>Hot Fudge Sundae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string" calcext:value-type="string">
            <text:p>Hot Caramel Sundae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esserts</text:p>
          </table:table-cell>
          <table:table-cell office:value-type="string" calcext:value-type="string">
            <text:p>Strawberry Sundae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Coca-Cola Classic (Small)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Coca-Cola Classic (Medium)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Coca-Cola Classic (Large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Coca-Cola Classic (Child)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Coke (Small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Coke (Medium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Coke (Large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Coke (Child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r Pepper (Small)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r Pepper (Medium)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r Pepper (Large)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r Pepper (Child)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Dr Pepper (Small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Dr Pepper (Medium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Dr Pepper (Large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iet Dr Pepper (Child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Sprite (Small)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Sprite (Medium)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Sprite (Large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Sprite (Child)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1% Low Fat Milk Jug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Fat Free Chocolate Milk Jug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Minute Maid 100% Apple Juice Box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Minute Maid Orange Juice (Small)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Minute Maid Orange Juice (Medium)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Minute Maid Orange Juice (Large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Dasani Water Bott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Tea (Small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Tea (Medium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Tea (Large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Tea (Child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Sweet Tea (Small)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Sweet Tea (Medium)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Sweet Tea (Large)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Sweet Tea (Child)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offee (Small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offee (Medium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offee (Large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Latte (Small)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Latte (Medium)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Latte (Large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Latte (Small)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Latte (Medium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Latte (Large)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azelnut Latte (Small)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azelnut Latte (Medium)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azelnut Latte (Large)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ench Vanilla Latte (Small)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ench Vanilla Latte (Medium)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ench Vanilla Latte (Large)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Latte with Sugar Free French Vanilla Syrup (Small)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Latte with Sugar Free French Vanilla Syrup (Medium)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Latte with Sugar Free French Vanilla Syrup (Large)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Latte (Small)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Latte (Medium)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Latte (Large)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Caramel Latte (Small)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Caramel Latte (Medium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Caramel Latte (Large)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Hazelnut Latte (Small)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Hazelnut Latte (Medium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Hazelnut Latte (Large)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French Vanilla Latte (Small)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French Vanilla Latte (Medium)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French Vanilla Latte (Large)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Latte with Sugar Free French Vanilla Syrup (Small)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Latte with Sugar Free French Vanilla Syrup (Medium)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Latte with Sugar Free French Vanilla Syrup (Large)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Mocha (Small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Mocha (Medium)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Mocha (Large)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Mocha with Nonfat Milk (Small)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Mocha with Nonfat Milk (Medium)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Mocha with Nonfat Milk (Large)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Mocha (Small)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Mocha (Medium)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Mocha (Large)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Caramel Mocha (Small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Caramel Mocha (Medium)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Nonfat Caramel Mocha (Large)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ot Chocolate (Small)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ot Chocolate (Medium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ot Chocolate (Large)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ot Chocolate with Nonfat Milk (Small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ot Chocolate with Nonfat Milk (Medium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ot Chocolate with Nonfat Milk (Large)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Regular Iced Coffee (Small)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Regular Iced Coffee (Medium)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Regular Iced Coffee (Large)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Iced Coffee (Small)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Iced Coffee (Medium)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Caramel Iced Coffee (Large)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azelnut Iced Coffee (Small)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azelnut Iced Coffee (Medium)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Hazelnut Iced Coffee (Large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ench Vanilla Iced Coffee (Small)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ench Vanilla Iced Coffee (Medium)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ench Vanilla Iced Coffee (Large)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Coffee with Sugar Free French Vanilla Syrup (Small)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Coffee with Sugar Free French Vanilla Syrup (Medium)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Coffee with Sugar Free French Vanilla Syrup (Large)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Mocha (Small)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Mocha (Medium)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Mocha (Large)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Mocha with Nonfat Milk (Small)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Mocha with Nonfat Milk (Medium)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Mocha with Nonfat Milk (Large)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Caramel Mocha (Small)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Caramel Mocha (Medium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Caramel Mocha (Large)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Nonfat Caramel Mocha (Small)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Nonfat Caramel Mocha (Medium)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Iced Nonfat Caramel Mocha (Large)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Mocha (Small)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Mocha (Medium)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Mocha (Large)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Caramel (Small)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Caramel (Medium)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Caramel (Large)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Chocolate Chip (Small)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Chocolate Chip (Medium)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offee &amp; Tea</text:p>
          </table:table-cell>
          <table:table-cell office:value-type="string" calcext:value-type="string">
            <text:p>Frappé Chocolate Chip (Large)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Blueberry Pomegranate Smoothie (Small)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Blueberry Pomegranate Smoothie (Medium)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Blueberry Pomegranate Smoothie (Large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trawberry Banana Smoothie (Small)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trawberry Banana Smoothie (Medium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trawberry Banana Smoothie (Large)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ango Pineapple Smoothie (Small)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ango Pineapple Smoothie (Medium)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ango Pineapple Smoothie (Large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Vanilla Shake (Small)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Vanilla Shake (Medium)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Vanilla Shake (Large)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trawberry Shake (Small)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trawberry Shake (Medium)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trawberry Shake (Large)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Chocolate Shake (Small)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Chocolate Shake (Medium)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Chocolate Shake (Large)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hamrock Shake (Medium)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Shamrock Shake (Large)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M&amp;M’s Candies (Small)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M&amp;M’s Candies (Medium)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M&amp;M’s Candies (Snack)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Oreo Cookies (Small)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Oreo Cookies (Medium)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Oreo Cookies (Snack)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Reese's Peanut Butter Cups (Medium)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Smoothies &amp; Shakes</text:p>
          </table:table-cell>
          <table:table-cell office:value-type="string" calcext:value-type="string">
            <text:p>McFlurry with Reese's Peanut Butter Cups (Snack)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1.79" calcext:value-type="float">
            <text:p>1,79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24H00M00S" calcext:value-type="time">
            <text:p>00:00</text:p>
          </table:table-cell>
        </table:table-row>
        <table:table-row table:style-name="ro1">
          <table:table-cell office:value-type="string" calcext:value-type="string">
            <text:p>McCaffee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24H00M00S" calcext:value-type="time">
            <text:p>00:00</text:p>
          </table:table-cell>
        </table:table-row>
      </table:table>
      <table:table table:name="Lunch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everage</text:p>
          </table:table-cell>
        </table:table-row>
        <table:table-row table:style-name="ro1"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Dessert</text:p>
          </table:table-cell>
        </table:table-row>
      </table:table>
      <table:table table:name="LunchBever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Coca-Cola Classic 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Coca-Cola Classic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Coca-Cola Classic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Diet Cok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Diet Coke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Diet Coke 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Dr Pepper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Dr Pepper 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Dr Pepper 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Diet Dr Pepper 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Diet Dr Pepper 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Diet Dr Pepper 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Sprite 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prite 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Sprite 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Minute Maid Orange Juice 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Minute Maid Orange Juice 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Minute Maid Orange Juice </text:p>
          </table:table-cell>
          <table:table-cell office:value-type="string" calcext:value-type="string">
            <text:p>Large</text:p>
          </table:table-cell>
        </table:table-row>
      </table:table>
      <table:table table:name="BeverageSizePrice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currency" office:currency="EUR" office:value="1.49" calcext:value-type="currency">
            <text:p>1,49 €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currency" office:currency="EUR" office:value="2.29" calcext:value-type="currency">
            <text:p>2,29 €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currency" office:currency="EUR" office:value="2.59" calcext:value-type="currency">
            <text:p>2,59 €</text:p>
          </table:table-cell>
        </table:table-row>
      </table:table>
      <table:table table:name="LunchSide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Fries (small)</text:p>
          </table:table-cell>
          <table:table-cell office:value-type="currency" office:currency="EUR" office:value="2.49" calcext:value-type="currency">
            <text:p>2,49 €</text:p>
          </table:table-cell>
        </table:table-row>
        <table:table-row table:style-name="ro1">
          <table:table-cell office:value-type="string" calcext:value-type="string">
            <text:p>Fries (medium)</text:p>
          </table:table-cell>
          <table:table-cell office:value-type="currency" office:currency="EUR" office:value="3.09" calcext:value-type="currency">
            <text:p>3,09 €</text:p>
          </table:table-cell>
        </table:table-row>
        <table:table-row table:style-name="ro1">
          <table:table-cell office:value-type="string" calcext:value-type="string">
            <text:p>Fries (large)</text:p>
          </table:table-cell>
          <table:table-cell office:value-type="currency" office:currency="EUR" office:value="3.49" calcext:value-type="currency">
            <text:p>3,49 €</text:p>
          </table:table-cell>
        </table:table-row>
        <table:table-row table:style-name="ro1">
          <table:table-cell office:value-type="string" calcext:value-type="string">
            <text:p>Curly Fries</text:p>
          </table:table-cell>
          <table:table-cell office:value-type="currency" office:currency="EUR" office:value="3.49" calcext:value-type="currency">
            <text:p>3,49 €</text:p>
          </table:table-cell>
        </table:table-row>
        <table:table-row table:style-name="ro1">
          <table:table-cell office:value-type="string" calcext:value-type="string">
            <text:p>Camembert Donuts (4)</text:p>
          </table:table-cell>
          <table:table-cell office:value-type="currency" office:currency="EUR" office:value="3.89" calcext:value-type="currency">
            <text:p>3,89 €</text:p>
          </table:table-cell>
        </table:table-row>
        <table:table-row table:style-name="ro1">
          <table:table-cell office:value-type="string" calcext:value-type="string">
            <text:p>Camembert Donuts (7)</text:p>
          </table:table-cell>
          <table:table-cell office:value-type="currency" office:currency="EUR" office:value="4.89" calcext:value-type="currency">
            <text:p>4,89 €</text:p>
          </table:table-cell>
        </table:table-row>
      </table:table>
      <table:table table:name="LunchMain" table:style-name="ta1">
        <table:table-column table:style-name="co1" table:number-columns-repeated="2" table:default-cell-style-name="Default"/>
        <table:table-column table:style-name="co1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/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Big Mac</text:p>
          </table:table-cell>
          <table:table-cell/>
          <table:table-cell office:value-type="currency" office:currency="EUR" office:value="5.29" calcext:value-type="currency">
            <text:p>5,29 €</text:p>
          </table:table-cell>
        </table:table-row>
        <table:table-row table:style-name="ro1">
          <table:table-cell office:value-type="string" calcext:value-type="string">
            <text:p>Big Tasty Bacon</text:p>
          </table:table-cell>
          <table:table-cell/>
          <table:table-cell office:value-type="currency" office:currency="EUR" office:value="7.39" calcext:value-type="currency">
            <text:p>7,39 €</text:p>
          </table:table-cell>
        </table:table-row>
        <table:table-row table:style-name="ro1">
          <table:table-cell office:value-type="string" calcext:value-type="string">
            <text:p>Cheeseburger</text:p>
          </table:table-cell>
          <table:table-cell/>
          <table:table-cell office:value-type="currency" office:currency="EUR" office:value="1.49" calcext:value-type="currency">
            <text:p>1,49 €</text:p>
          </table:table-cell>
        </table:table-row>
        <table:table-row table:style-name="ro1">
          <table:table-cell office:value-type="string" calcext:value-type="string">
            <text:p>Chickenburger</text:p>
          </table:table-cell>
          <table:table-cell/>
          <table:table-cell office:value-type="currency" office:currency="EUR" office:value="1.49" calcext:value-type="currency">
            <text:p>1,49 €</text:p>
          </table:table-cell>
        </table:table-row>
        <table:table-row table:style-name="ro1">
          <table:table-cell office:value-type="string" calcext:value-type="string">
            <text:p>Chicken Box</text:p>
          </table:table-cell>
          <table:table-cell/>
          <table:table-cell office:value-type="currency" office:currency="EUR" office:value="9.99" calcext:value-type="currency">
            <text:p>9,99 €</text:p>
          </table:table-cell>
        </table:table-row>
        <table:table-row table:style-name="ro1">
          <table:table-cell office:value-type="string" calcext:value-type="string">
            <text:p>Chicken McNuggets (6)</text:p>
          </table:table-cell>
          <table:table-cell/>
          <table:table-cell office:value-type="currency" office:currency="EUR" office:value="4.89" calcext:value-type="currency">
            <text:p>4,89 €</text:p>
          </table:table-cell>
        </table:table-row>
        <table:table-row table:style-name="ro1">
          <table:table-cell office:value-type="string" calcext:value-type="string">
            <text:p>Chicken McNuggets (9)</text:p>
          </table:table-cell>
          <table:table-cell/>
          <table:table-cell office:value-type="currency" office:currency="EUR" office:value="5.99" calcext:value-type="currency">
            <text:p>5,99 €</text:p>
          </table:table-cell>
        </table:table-row>
        <table:table-row table:style-name="ro1">
          <table:table-cell office:value-type="string" calcext:value-type="string">
            <text:p>Chicken McNuggets (20)</text:p>
          </table:table-cell>
          <table:table-cell/>
          <table:table-cell office:value-type="currency" office:currency="EUR" office:value="9.99" calcext:value-type="currency">
            <text:p>9,99 €</text:p>
          </table:table-cell>
        </table:table-row>
        <table:table-row table:style-name="ro1">
          <table:table-cell office:value-type="string" calcext:value-type="string">
            <text:p>Chicken Wings (5)</text:p>
          </table:table-cell>
          <table:table-cell/>
          <table:table-cell office:value-type="currency" office:currency="EUR" office:value="4.19" calcext:value-type="currency">
            <text:p>4,19 €</text:p>
          </table:table-cell>
        </table:table-row>
        <table:table-row table:style-name="ro1">
          <table:table-cell office:value-type="string" calcext:value-type="string">
            <text:p>Double-Cheeseburger</text:p>
          </table:table-cell>
          <table:table-cell/>
          <table:table-cell office:value-type="currency" office:currency="EUR" office:value="2.49" calcext:value-type="currency">
            <text:p>2,49 €</text:p>
          </table:table-cell>
        </table:table-row>
        <table:table-row table:style-name="ro1">
          <table:table-cell office:value-type="string" calcext:value-type="string">
            <text:p>Filet-o-Fish</text:p>
          </table:table-cell>
          <table:table-cell/>
          <table:table-cell office:value-type="currency" office:currency="EUR" office:value="4.89" calcext:value-type="currency">
            <text:p>4,89 €</text:p>
          </table:table-cell>
        </table:table-row>
        <table:table-row table:style-name="ro1">
          <table:table-cell office:value-type="string" calcext:value-type="string">
            <text:p>Hamburger</text:p>
          </table:table-cell>
          <table:table-cell/>
          <table:table-cell office:value-type="currency" office:currency="EUR" office:value="1.29" calcext:value-type="currency">
            <text:p>1,29 €</text:p>
          </table:table-cell>
        </table:table-row>
        <table:table-row table:style-name="ro1">
          <table:table-cell office:value-type="string" calcext:value-type="string">
            <text:p>Hamburger Royal</text:p>
          </table:table-cell>
          <table:table-cell/>
          <table:table-cell office:value-type="currency" office:currency="EUR" office:value="5.29" calcext:value-type="currency">
            <text:p>5,29 €</text:p>
          </table:table-cell>
        </table:table-row>
        <table:table-row table:style-name="ro1">
          <table:table-cell office:value-type="string" calcext:value-type="string">
            <text:p>McRib</text:p>
          </table:table-cell>
          <table:table-cell/>
          <table:table-cell office:value-type="currency" office:currency="EUR" office:value="5.29" calcext:value-type="currency">
            <text:p>5,29 €</text:p>
          </table:table-cell>
        </table:table-row>
        <table:table-row table:style-name="ro1">
          <table:table-cell office:value-type="string" calcext:value-type="string">
            <text:p>Veggieburger TS</text:p>
          </table:table-cell>
          <table:table-cell/>
          <table:table-cell office:value-type="currency" office:currency="EUR" office:value="2.49" calcext:value-type="currency">
            <text:p>2,49 €</text:p>
          </table:table-cell>
        </table:table-row>
        <table:table-row table:style-name="ro1">
          <table:table-cell office:value-type="string" calcext:value-type="string">
            <text:p>McChicken Classic Deluxe</text:p>
          </table:table-cell>
          <table:table-cell/>
          <table:table-cell office:value-type="currency" office:currency="EUR" office:value="5.49" calcext:value-type="currency">
            <text:p>5,49 €</text:p>
          </table:table-cell>
        </table:table-row>
      </table:table>
      <table:table table:name="LunchDesser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Pri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choko Muffin</text:p>
          </table:table-cell>
          <table:table-cell/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Candy Donut</text:p>
          </table:table-cell>
          <table:table-cell/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Schoko Donut</text:p>
          </table:table-cell>
          <table:table-cell/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Vanille Donut</text:p>
          </table:table-cell>
          <table:table-cell/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Cookie Tripple Choc</text:p>
          </table:table-cell>
          <table:table-cell/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Cookie Choc</text:p>
          </table:table-cell>
          <table:table-cell/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McFlurry</text:p>
          </table:table-cell>
          <table:table-cell/>
          <table:table-cell office:value-type="float" office:value="3.69" calcext:value-type="float">
            <text:p>3,69</text:p>
          </table:table-cell>
        </table:table-row>
      </table:table>
      <table:table table:name="Format(Item)" table:style-name="ta1">
        <table:table-column table:style-name="co1" table:number-columns-repeated="1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Category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2"/>
          <table:table-cell table:style-name="Default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ca-Cola Classic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ca-Cola Classic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ca-Cola Classic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iet Cok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iet Cok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iet Cok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r Peppe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r Pepper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r Pepper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iet Dr Pepper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iet Dr Pepper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iet Dr Pepper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pri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pri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pri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inute Maid Orange Juic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inute Maid Orange Juic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inute Maid Orange Juic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ries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urly Frie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amembert Donut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amembert Donut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ig Mac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ig Tasty Baco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eeseburge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ckenburge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cken Box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cken McNuggets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cken McNugget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cken McNugget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cken Wing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ouble-Cheeseburge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ilet-o-Fis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Hamburger Roya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cRib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Veggieburger T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cChicken Classic Delux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choko Muff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andy Donu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choko Donu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Vanille Donu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okie Tripple Choc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okie Choc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cFlurry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gg McMuff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gg White Deligh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ausage McMuff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teak &amp; Egg McMuff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acon, Egg &amp; Cheese Biscui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acon, Egg &amp; Cheese Biscui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ausage Biscui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ausage Biscuit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outhern Style Chicken Biscui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outhern Style Chicken Biscui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weet Tea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weet Tea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weet Tea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ffe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t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t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aramel Lat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aramel Lat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aramel Lat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Hazelnut Lat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Hazelnut Lat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Hazelnut Latte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rench Vanilla Lat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rench Vanilla Lat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French Vanilla Lat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;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oca-Cola Classic 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oca-Cola Classic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oca-Cola Classic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iet Coke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iet Coke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iet Coke 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r Pepper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r Pepper 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r Pepper 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iet Dr Pepper 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iet Dr Pepper 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Diet Dr Pepper 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Sprite 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Sprite 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Sprite 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Minute Maid Orange Juice 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Minute Maid Orange Juice 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Minute Maid Orange Juice 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Fries </text:p>
          </table:table-cell>
          <table:table-cell office:value-type="string" calcext:value-type="string">
            <text:p>small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medium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Fries</text:p>
          </table:table-cell>
          <table:table-cell office:value-type="string" calcext:value-type="string">
            <text:p>large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urly Fries</text:p>
          </table:table-cell>
          <table:table-cell office:value-type="string" calcext:value-type="string">
            <text:p>regular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amembert Donuts</text:p>
          </table:table-cell>
          <table:table-cell office:value-type="float" office:value="4" calcext:value-type="float">
            <text:p>4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amembert Donuts</text:p>
          </table:table-cell>
          <table:table-cell office:value-type="float" office:value="7" calcext:value-type="float">
            <text:p>7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ig Mac</text:p>
          </table:table-cell>
          <table:table-cell office:value-type="string" calcext:value-type="string">
            <text:p>regular</text:p>
          </table:table-cell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ig Tasty Bacon</text:p>
          </table:table-cell>
          <table:table-cell office:value-type="string" calcext:value-type="string">
            <text:p>regular</text:p>
          </table:table-cell>
          <table:table-cell office:value-type="float" office:value="7.39" calcext:value-type="float">
            <text:p>7,3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heeseburger</text:p>
          </table:table-cell>
          <table:table-cell office:value-type="string" calcext:value-type="string">
            <text:p>regular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hickenburger</text:p>
          </table:table-cell>
          <table:table-cell office:value-type="string" calcext:value-type="string">
            <text:p>regular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hicken Box</text:p>
          </table:table-cell>
          <table:table-cell office:value-type="string" calcext:value-type="string">
            <text:p>regular</text:p>
          </table:table-cell>
          <table:table-cell office:value-type="float" office:value="9.99" calcext:value-type="float">
            <text:p>9,9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hicken McNuggets </text:p>
          </table:table-cell>
          <table:table-cell office:value-type="float" office:value="6" calcext:value-type="float">
            <text:p>6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hicken McNuggets</text:p>
          </table:table-cell>
          <table:table-cell office:value-type="float" office:value="9" calcext:value-type="float">
            <text:p>9</text:p>
          </table:table-cell>
          <table:table-cell office:value-type="float" office:value="5.99" calcext:value-type="float">
            <text:p>5,9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hicken McNuggets</text:p>
          </table:table-cell>
          <table:table-cell office:value-type="float" office:value="20" calcext:value-type="float">
            <text:p>20</text:p>
          </table:table-cell>
          <table:table-cell office:value-type="float" office:value="9.99" calcext:value-type="float">
            <text:p>9,9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hicken Wings</text:p>
          </table:table-cell>
          <table:table-cell office:value-type="string" calcext:value-type="string">
            <text:p>regular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ouble-Cheeseburger</text:p>
          </table:table-cell>
          <table:table-cell office:value-type="string" calcext:value-type="string">
            <text:p>regular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Filet-o-Fish</text:p>
          </table:table-cell>
          <table:table-cell office:value-type="string" calcext:value-type="string">
            <text:p>regular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regular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amburger Royal</text:p>
          </table:table-cell>
          <table:table-cell office:value-type="string" calcext:value-type="string">
            <text:p>regular</text:p>
          </table:table-cell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cRib</text:p>
          </table:table-cell>
          <table:table-cell office:value-type="string" calcext:value-type="string">
            <text:p>regular</text:p>
          </table:table-cell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Veggieburger TS</text:p>
          </table:table-cell>
          <table:table-cell office:value-type="string" calcext:value-type="string">
            <text:p>regular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cChicken Classic Deluxe</text:p>
          </table:table-cell>
          <table:table-cell office:value-type="string" calcext:value-type="string">
            <text:p>regular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choko Muffin</text:p>
          </table:table-cell>
          <table:table-cell office:value-type="string" calcext:value-type="string">
            <text:p>regular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ndy Donut</text:p>
          </table:table-cell>
          <table:table-cell office:value-type="string" calcext:value-type="string">
            <text:p>regular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choko Donut</text:p>
          </table:table-cell>
          <table:table-cell office:value-type="string" calcext:value-type="string">
            <text:p>regular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anille Donut</text:p>
          </table:table-cell>
          <table:table-cell office:value-type="string" calcext:value-type="string">
            <text:p>regular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okie Tripple Choc</text:p>
          </table:table-cell>
          <table:table-cell office:value-type="string" calcext:value-type="string">
            <text:p>regular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okie Choc</text:p>
          </table:table-cell>
          <table:table-cell office:value-type="string" calcext:value-type="string">
            <text:p>regular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cFlurry</text:p>
          </table:table-cell>
          <table:table-cell office:value-type="string" calcext:value-type="string">
            <text:p>regular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Egg McMuffin</text:p>
          </table:table-cell>
          <table:table-cell office:value-type="string" calcext:value-type="string">
            <text:p>regular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Egg White Delight</text:p>
          </table:table-cell>
          <table:table-cell office:value-type="string" calcext:value-type="string">
            <text:p>regular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ausage McMuffin</text:p>
          </table:table-cell>
          <table:table-cell office:value-type="string" calcext:value-type="string">
            <text:p>regular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eak &amp; Egg McMuffin</text:p>
          </table:table-cell>
          <table:table-cell office:value-type="string" calcext:value-type="string">
            <text:p>regular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con, Egg &amp; Cheese Biscuit (Regular Biscuit)</text:p>
          </table:table-cell>
          <table:table-cell office:value-type="string" calcext:value-type="string">
            <text:p>regular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con, Egg &amp; Cheese Biscuit (Large Biscuit)</text:p>
          </table:table-cell>
          <table:table-cell office:value-type="string" calcext:value-type="string">
            <text:p>large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ausage Biscuit (Regular Biscuit)</text:p>
          </table:table-cell>
          <table:table-cell office:value-type="string" calcext:value-type="string">
            <text:p>regular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ausage Biscuit (Large Biscuit)</text:p>
          </table:table-cell>
          <table:table-cell office:value-type="string" calcext:value-type="string">
            <text:p>large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outhern Style Chicken Biscuit (Regular Biscuit)</text:p>
          </table:table-cell>
          <table:table-cell office:value-type="string" calcext:value-type="string">
            <text:p>regular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outhern Style Chicken Biscuit (Large Biscuit)</text:p>
          </table:table-cell>
          <table:table-cell office:value-type="string" calcext:value-type="string">
            <text:p>large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medium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large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Sweet Tea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Sweet Tea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Sweet Tea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offee </text:p>
          </table:table-cell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medium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large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atte </text:p>
          </table:table-cell>
          <table:table-cell office:value-type="string" calcext:value-type="string">
            <text:p>smal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atte</text:p>
          </table:table-cell>
          <table:table-cell office:value-type="string" calcext:value-type="string">
            <text:p>medium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atte </text:p>
          </table:table-cell>
          <table:table-cell office:value-type="string" calcext:value-type="string">
            <text:p>large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aramel Latte </text:p>
          </table:table-cell>
          <table:table-cell office:value-type="string" calcext:value-type="string">
            <text:p>small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aramel Latte</text:p>
          </table:table-cell>
          <table:table-cell office:value-type="string" calcext:value-type="string">
            <text:p>medium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Caramel Latte</text:p>
          </table:table-cell>
          <table:table-cell office:value-type="string" calcext:value-type="string">
            <text:p>large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Hazelnut Latte </text:p>
          </table:table-cell>
          <table:table-cell office:value-type="string" calcext:value-type="string">
            <text:p>small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Hazelnut Latte</text:p>
          </table:table-cell>
          <table:table-cell office:value-type="string" calcext:value-type="string">
            <text:p>medium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Hazelnut Latte </text:p>
          </table:table-cell>
          <table:table-cell office:value-type="string" calcext:value-type="string">
            <text:p>large</text:p>
          </table:table-cell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French Vanilla Latte</text:p>
          </table:table-cell>
          <table:table-cell office:value-type="string" calcext:value-type="string">
            <text:p>small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French Vanilla Latte</text:p>
          </table:table-cell>
          <table:table-cell office:value-type="string" calcext:value-type="string">
            <text:p>medium</text:p>
          </table:table-cell>
          <table:table-cell office:value-type="float" office:value="2.89" calcext:value-type="float">
            <text:p>2,8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French Vanilla Latte</text:p>
          </table:table-cell>
          <table:table-cell office:value-type="string" calcext:value-type="string">
            <text:p>large</text:p>
          </table:table-cell>
          <table:table-cell office:value-type="float" office:value="3.39" calcext:value-type="float">
            <text:p>3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.00.0000</text:date>, <text:time style:data-style-name="N2" text:time-value="10:50:39.945336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7:48:43.940330603</meta:creation-date>
    <dc:date>2018-05-30T12:10:03.269900468</dc:date>
    <meta:editing-duration>PT20H58M27S</meta:editing-duration>
    <meta:editing-cycles>3</meta:editing-cycles>
    <meta:generator>LibreOffice/5.1.6.2$Linux_X86_64 LibreOffice_project/10m0$Build-2</meta:generator>
    <meta:document-statistic meta:table-count="10" meta:cell-count="3131" meta:object-count="0"/>
  </office:meta>
</office:document-meta>
</file>